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X.No: 3</text:span></text:p>
      <text:p text:style-name="Text_20_body"><text:span text:style-name="Strong_20_Emphasis">Title:</text:span> Installation of Google App Engine</text:p>
      <text:p text:style-name="Text_20_body"><text:span text:style-name="Strong_20_Emphasis">Date:</text:span></text:p>
      <text:p text:style-name="Text_20_body"><text:span text:style-name="Strong_20_Emphasis">Aim:</text:span> To install the Google App Engine in the system.</text:p>
      <text:p text:style-name="Horizontal_20_Line"/>
      <text:h text:style-name="Heading_20_3" text:outline-level="3"><text:span text:style-name="Strong_20_Emphasis">Procedure:</text:span></text:h>
      <text:p text:style-name="Text_20_body"><text:span text:style-name="Strong_20_Emphasis">Step 1:</text:span> Open the following link in a web browser:<text:line-break/><text:a xlink:type="simple" xlink:href="https://cloud.google.com/appengine/downloads" text:style-name="Internet_20_link" text:visited-style-name="Visited_20_Internet_20_Link">https://cloud.google.com/appengine/downloads</text:a> and click on <text:span text:style-name="Strong_20_Emphasis">Python</text:span>.</text:p>
      <text:p text:style-name="Text_20_body"><text:span text:style-name="Strong_20_Emphasis">Step 2:</text:span> Under "Setting up your environment for development," click on <text:span text:style-name="Strong_20_Emphasis">Install and initialize the Cloud SDK</text:span>.</text:p>
      <text:p text:style-name="Text_20_body"><text:span text:style-name="Strong_20_Emphasis">Step 3:</text:span> Download the <text:span text:style-name="Strong_20_Emphasis">Cloud SDK installer</text:span> and begin installation.</text:p>
      <text:p text:style-name="Text_20_body"><text:span text:style-name="Strong_20_Emphasis">Step 4:</text:span> Click <text:span text:style-name="Strong_20_Emphasis">Next</text:span> on the setup wizard.</text:p>
      <text:p text:style-name="Text_20_body"><text:span text:style-name="Strong_20_Emphasis">Step 5:</text:span> Accept the terms by clicking <text:span text:style-name="Strong_20_Emphasis">I Agree</text:span>.</text:p>
      <text:p text:style-name="Text_20_body"><text:span text:style-name="Strong_20_Emphasis">Step 6:</text:span> Select <text:span text:style-name="Strong_20_Emphasis">Single User</text:span> installation and click <text:span text:style-name="Strong_20_Emphasis">Next</text:span>.</text:p>
      <text:p text:style-name="Text_20_body"><text:span text:style-name="Strong_20_Emphasis">Step 7:</text:span> Choose your <text:span text:style-name="Strong_20_Emphasis">destination folder</text:span> and click <text:span text:style-name="Strong_20_Emphasis">Next</text:span>.</text:p>
      <text:p text:style-name="Text_20_body"><text:span text:style-name="Strong_20_Emphasis">Step 8:</text:span> Wait for all the required components to <text:span text:style-name="Strong_20_Emphasis">download and install</text:span>.</text:p>
      <text:p text:style-name="Text_20_body"><text:span text:style-name="Strong_20_Emphasis">Step 9:</text:span> Click <text:span text:style-name="Strong_20_Emphasis">Finish</text:span> once the installation is complete.</text:p>
      <text:p text:style-name="Text_20_body"><text:span text:style-name="Strong_20_Emphasis">Step 10:</text:span> Open <text:span text:style-name="Strong_20_Emphasis">Command Prompt</text:span> and log in using your <text:span text:style-name="Strong_20_Emphasis">Google Account</text:span> credentials.</text:p>
      <text:p text:style-name="Horizontal_20_Line"/>
      <text:p text:style-name="Text_20_body"><text:span text:style-name="Strong_20_Emphasis">Result:</text:span> Google App Engine was successfully installed and configured on the system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09:19:33.547149360</meta:creation-date>
    <dc:date>2025-04-10T09:20:07.509210487</dc:date>
    <meta:editing-duration>PT34S</meta:editing-duration>
    <meta:editing-cycles>1</meta:editing-cycles>
    <meta:document-statistic meta:table-count="0" meta:image-count="0" meta:object-count="0" meta:page-count="1" meta:paragraph-count="16" meta:word-count="143" meta:character-count="878" meta:non-whitespace-character-count="751"/>
    <meta:generator>LibreOffice/7.3.7.2$Linux_X86_64 LibreOffice_project/30$Build-2</meta:generator>
  </office:meta>
</office:document-meta>
</file>